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1e4c1" officeooo:paragraph-rsid="0001e4c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1e4c1" officeooo:paragraph-rsid="000219e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paragraph-rsid="00008060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paragraph-rsid="0001e4c1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paragraph-rsid="000219e4" style:font-size-asian="14pt" style:font-weight-asian="normal" style:font-size-complex="14pt" style:font-weight-complex="normal"/>
    </style:style>
    <style:style style:name="P6" style:family="paragraph" style:parent-style-name="Standard">
      <style:text-properties officeooo:paragraph-rsid="0001f2a7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style:text-blinking="false" fo:background-color="transparent" style:font-size-asian="20pt" style:font-size-complex="20p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04071" style:text-blinking="false" fo:background-color="transparent" style:font-size-asian="14pt" style:font-size-complex="14pt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04071" officeooo:paragraph-rsid="00008060" style:text-blinking="false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04071" officeooo:paragraph-rsid="0001e4c1" style:text-blinking="false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04071" officeooo:paragraph-rsid="000219e4" style:text-blinking="false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04071" officeooo:paragraph-rsid="00008060" style:text-blinking="false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04071" officeooo:paragraph-rsid="00004071" style:text-blinking="false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08060" officeooo:paragraph-rsid="00008060" style:text-blinking="false" fo:background-color="transparent" style:font-size-asian="14pt" style:font-weight-asian="bold" style:font-size-complex="14pt" style:font-weight-complex="bold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1e4c1" officeooo:paragraph-rsid="0001e4c1" style:text-blinking="false" fo:background-color="transparent" style:font-size-asian="14pt" style:font-weight-asian="bold" style:font-size-complex="14pt" style:font-weight-complex="bold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219e4" officeooo:paragraph-rsid="000219e4" style:text-blinking="false" fo:background-color="transparent" style:font-size-asian="14pt" style:font-weight-asian="bold" style:font-size-complex="14pt" style:font-weight-complex="bold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73949" officeooo:paragraph-rsid="00073949" style:text-blinking="false" fo:background-color="transparent" style:font-size-asian="14pt" style:font-weight-asian="bold" style:font-size-complex="14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8060" officeooo:paragraph-rsid="00008060" style:text-blinking="false" fo:background-color="transparent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8060" officeooo:paragraph-rsid="0001e4c1" style:text-blinking="false" fo:background-color="transparent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8060" officeooo:paragraph-rsid="000219e4" style:text-blinking="false" fo:background-color="transparent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8060" officeooo:paragraph-rsid="0006e33c" style:text-blinking="false" fo:background-color="transparent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4071" officeooo:paragraph-rsid="00004071" style:text-blinking="false" fo:background-color="transparent" style:font-size-asian="9.60000038146973pt" style:font-size-complex="11p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4071" officeooo:paragraph-rsid="00008060" style:text-blinking="false" fo:background-color="transparent" style:font-size-asian="9.60000038146973pt" style:font-size-complex="11pt"/>
    </style:style>
    <style:style style:name="P24" style:family="paragraph" style:parent-style-name="Standard">
      <style:text-properties fo:font-size="14pt" fo:font-weight="normal" officeooo:paragraph-rsid="00008060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04071" style:text-blinking="false" fo:background-color="transparent" loext:char-shading-value="0" style:font-size-asian="9.60000038146973pt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08060" style:text-blinking="false" fo:background-color="transparent" loext:char-shading-value="0" style:font-size-asian="9.60000038146973pt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219e4" style:text-blinking="false" fo:background-color="transparent" loext:char-shading-value="0" style:font-size-asian="9.60000038146973pt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30c94" style:text-blinking="false" fo:background-color="transparent" loext:char-shading-value="0" style:font-size-asian="9.60000038146973pt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4d7fa" style:text-blinking="false" fo:background-color="transparent" loext:char-shading-value="0" style:font-size-asian="9.60000038146973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6e33c" style:text-blinking="false" fo:background-color="transparent" loext:char-shading-value="0" style:font-size-asian="9.60000038146973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73949" style:text-blinking="false" fo:background-color="transparent" loext:char-shading-value="0" style:font-size-asian="9.60000038146973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8bba5" style:text-blinking="false" fo:background-color="transparent" loext:char-shading-value="0" style:font-size-asian="9.60000038146973pt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a0d14" style:text-blinking="false" fo:background-color="transparent" loext:char-shading-value="0" style:font-size-asian="9.60000038146973pt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a9189" style:text-blinking="false" fo:background-color="transparent" loext:char-shading-value="0" style:font-size-asian="9.60000038146973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8060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4071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1e4c1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1f2a7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19e4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bba5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0d14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9189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04071" style:text-blinking="false" fo:background-color="transparent" loext:char-shading-value="0" style:font-size-asian="9.60000038146973pt" style:font-weight-asian="bold" style:font-size-complex="11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08060" style:text-blinking="false" fo:background-color="transparent" loext:char-shading-value="0" style:font-size-asian="9.60000038146973pt" style:font-weight-asian="bold" style:font-size-complex="11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04e9c8"/>
    </style:style>
    <style:style style:name="T23" style:family="text">
      <style:text-properties officeooo:rsid="0006e33c"/>
    </style:style>
    <style:style style:name="T24" style:family="text">
      <style:text-properties officeooo:rsid="0008bba5"/>
    </style:style>
    <style:style style:name="T25" style:family="text">
      <style:text-properties officeooo:rsid="000a0d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docs-internal-guid-1260e66f-7fff-da41-862e-2c966339af57"/>CRC CARDS</text:p>
      <text:p text:style-name="P8"/>
      <text:p text:style-name="P12">Progetto</text:p>
      <text:p text:style-name="P9"/>
      <text:p text:style-name="P6"><text:span text:style-name="T12"><text:tab/></text:span><text:span text:style-name="T19">A</text:span><text:span text:style-name="T20">ttributi</text:span><text:span text:style-name="T11">: </text:span><text:span text:style-name="T13">proprietario, titolo, genere, trama, </text:span><text:span text:style-name="T14">locandina</text:span><text:span text:style-name="T13">, scadenza, </text:span><text:span text:style-name="T14">fin</text:span><text:span text:style-name="T13">anziamento_attuale, <text:tab/><text:tab/><text:tab/> <text:s text:c="4"/>finanziamento_minimo, </text:span><text:span text:style-name="T16">stato</text:span></text:p>
      <text:p text:style-name="P18"/>
      <text:p text:style-name="P3"><text:span text:style-name="T2"><text:tab/></text:span><text:span text:style-name="T20">Collab</text:span><text:span text:style-name="T2">: </text:span><text:span text:style-name="T3">Utente, </text:span><text:span text:style-name="T7">Parte</text:span><text:span text:style-name="T3">, Donazione, Premio</text:span></text:p>
      <text:p text:style-name="P18"/>
      <text:p text:style-name="P3"><text:span text:style-name="T2"><text:tab/></text:span><text:span text:style-name="T20">Resp</text:span><text:span text:style-name="T2">: </text:span><text:span text:style-name="T6">finanzia</text:span><text:span text:style-name="T4">, </text:span><text:span text:style-name="T7">aggiungi_parte, </text:span><text:span text:style-name="T10">aggiungi_premio, </text:span><text:span text:style-name="T9">concludi</text:span></text:p>
      <text:p text:style-name="P22"/>
      <text:p text:style-name="P13">Utente</text:p>
      <text:p text:style-name="P9"/>
      <text:p text:style-name="P3"><text:span text:style-name="T1"><text:tab/></text:span><text:span text:style-name="T19">A</text:span><text:span text:style-name="T20">ttributi</text:span><text:span text:style-name="T2">: </text:span><text:span text:style-name="T4">username, </text:span><text:span text:style-name="T5">mail, telefono, </text:span><text:span text:style-name="T4">nome, cognome, </text:span><text:span text:style-name="T5">nascita</text:span></text:p>
      <text:p text:style-name="P18"/>
      <text:p text:style-name="P18"><text:tab/><text:span text:style-name="T21">Collab</text:span>: <text:span text:style-name="T22">Progetto, Esperienza</text:span></text:p>
      <text:p text:style-name="P18"/>
      <text:p text:style-name="P21"><text:tab/><text:span text:style-name="T21">Resp</text:span>: <text:span text:style-name="T23">crea_progetto, aggiungi_esperienza</text:span></text:p>
      <text:p text:style-name="P23"/>
      <text:p text:style-name="P13">Esperienza</text:p>
      <text:p text:style-name="P9"/>
      <text:p text:style-name="P3"><text:span text:style-name="T1"><text:tab/></text:span><text:span text:style-name="T19">A</text:span><text:span text:style-name="T20">ttributi</text:span><text:span text:style-name="T2">: </text:span><text:span text:style-name="T6">utente, data, titolo, genere, ruolo, </text:span><text:span text:style-name="T8">personaggio</text:span></text:p>
      <text:p text:style-name="P18"/>
      <text:p text:style-name="P18"><text:tab/><text:span text:style-name="T21">Collab</text:span>: <text:span text:style-name="T24">Utente</text:span></text:p>
      <text:p text:style-name="P18"/>
      <text:p text:style-name="P18"><text:tab/><text:span text:style-name="T21">Resp</text:span>:</text:p>
      <text:p text:style-name="P23"/>
      <text:p text:style-name="P17">Parte</text:p>
      <text:p text:style-name="P9"/>
      <text:p text:style-name="P3"><text:span text:style-name="T1"><text:tab/></text:span><text:span text:style-name="T19">A</text:span><text:span text:style-name="T20">ttributi</text:span><text:span text:style-name="T2">: </text:span><text:span text:style-name="T6">utente, progetto, ruolo, </text:span><text:span text:style-name="T8">personaggio</text:span></text:p>
      <text:p text:style-name="P18"/>
      <text:p text:style-name="P18"><text:tab/><text:span text:style-name="T21">Collab</text:span>: <text:span text:style-name="T24">Utente, Progetto, Esperienza</text:span></text:p>
      <text:p text:style-name="P18"/>
      <text:p text:style-name="P18"><text:tab/><text:span text:style-name="T21">Resp</text:span>: <text:span text:style-name="T25">candida, proponi, trasforma</text:span></text:p>
      <text:p text:style-name="P23"/>
      <text:p text:style-name="P14">Candidatura</text:p>
      <text:p text:style-name="P9"/>
      <text:p text:style-name="P3"><text:span text:style-name="T1"><text:tab/></text:span><text:span text:style-name="T19">A</text:span><text:span text:style-name="T20">ttributi</text:span><text:span text:style-name="T2">: </text:span><text:span text:style-name="T9">utente, parte</text:span></text:p>
      <text:p text:style-name="P18"/>
      <text:p text:style-name="P18"><text:tab/><text:span text:style-name="T21">Collab</text:span>: <text:span text:style-name="T25">Utente, Parte</text:span></text:p>
      <text:p text:style-name="P18"/>
      <text:p text:style-name="P18"><text:tab/><text:span text:style-name="T21">Resp</text:span>: <text:span text:style-name="T25">accetta, rifiuta</text:span></text:p>
      <text:p text:style-name="P23"/>
      <text:p text:style-name="P14">Proposta</text:p>
      <text:p text:style-name="P9"/>
      <text:p text:style-name="P3"><text:span text:style-name="T1"><text:tab/></text:span><text:span text:style-name="T19">A</text:span><text:span text:style-name="T20">ttributi</text:span><text:span text:style-name="T2">: </text:span><text:span text:style-name="T9">utente, parte</text:span></text:p>
      <text:p text:style-name="P18"/>
      <text:p text:style-name="P18"><text:tab/><text:span text:style-name="T21">Collab</text:span>: <text:span text:style-name="T25">Utente, Parte</text:span></text:p>
      <text:p text:style-name="P18"/>
      <text:p text:style-name="P18"><text:soft-page-break/><text:tab/><text:span text:style-name="T21">Resp</text:span>: <text:span text:style-name="T25">accetta, rifiuta</text:span></text:p>
      <text:p text:style-name="P18"/>
      <text:p text:style-name="P15">Donazione</text:p>
      <text:p text:style-name="P10"/>
      <text:p text:style-name="P4"><text:span text:style-name="T1"><text:tab/></text:span><text:span text:style-name="T19">A</text:span><text:span text:style-name="T20">ttributi</text:span><text:span text:style-name="T2">: </text:span><text:span text:style-name="T9">utente, progetto, somma</text:span></text:p>
      <text:p text:style-name="P19"/>
      <text:p text:style-name="P4"><text:span text:style-name="T2"><text:tab/></text:span><text:span text:style-name="T20">Collab</text:span><text:span text:style-name="T2">: </text:span><text:span text:style-name="T9">Utente, Progetto</text:span></text:p>
      <text:p text:style-name="P19"/>
      <text:p text:style-name="P1"><text:span text:style-name="T11"><text:tab/></text:span><text:span text:style-name="T2">Resp</text:span><text:span text:style-name="T11">: </text:span><text:span text:style-name="T17">aggiungi, rendi</text:span></text:p>
      <text:p text:style-name="P19"/>
      <text:p text:style-name="P16">Premio</text:p>
      <text:p text:style-name="P11"/>
      <text:p text:style-name="P5"><text:span text:style-name="T1"><text:tab/></text:span><text:span text:style-name="T19">A</text:span><text:span text:style-name="T20">ttributi</text:span><text:span text:style-name="T2">: </text:span><text:span text:style-name="T10">progetto, donazione_minima, descrizione</text:span></text:p>
      <text:p text:style-name="P20"/>
      <text:p text:style-name="P5"><text:span text:style-name="T2"><text:tab/></text:span><text:span text:style-name="T20">Collab</text:span><text:span text:style-name="T2">: </text:span><text:span text:style-name="T10">Progetto</text:span></text:p>
      <text:p text:style-name="P20"/>
      <text:p text:style-name="P2"><text:span text:style-name="T11"><text:tab/></text:span><text:span text:style-name="T2">Resp</text:span><text:span text:style-name="T11">: </text:span><text:span text:style-name="T18">conta_finanziator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12-15T16:34:08.345000000</dc:date>
    <meta:editing-duration>PT7M21S</meta:editing-duration>
    <meta:editing-cycles>2</meta:editing-cycles>
    <meta:document-statistic meta:table-count="0" meta:image-count="0" meta:object-count="0" meta:page-count="2" meta:paragraph-count="33" meta:word-count="102" meta:character-count="944" meta:non-whitespace-character-count="843"/>
  </office:meta>
</office:document-meta>
</file>